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http-equiv="X-UA-Compatible" content="IE=edge"&gt;</text:p>
      <text:p text:style-name="Standard"><text:s text:c="4"/>&lt;meta name="viewport" content="width=device-width, initial-scale=1.0"&gt;</text:p>
      <text:p text:style-name="Standard"><text:s text:c="4"/>&lt;title&gt;Document&lt;/title&gt;</text:p>
      <text:p text:style-name="Standard"><text:s text:c="4"/>&lt;style&gt;</text:p>
      <text:p text:style-name="Standard"><text:s text:c="7"/></text:p>
      <text:p text:style-name="Standard"><text:s text:c="7"/>h1{</text:p>
      <text:p text:style-name="Standard"><text:s text:c="11"/>color: blue;</text:p>
      <text:p text:style-name="Standard"><text:s text:c="7"/>}</text:p>
      <text:p text:style-name="Standard"><text:s text:c="7"/>body{</text:p>
      <text:p text:style-name="Standard"><text:s text:c="11"/>text-align: center;</text:p>
      <text:p text:style-name="Standard"><text:s text:c="7"/>}</text:p>
      <text:p text:style-name="Standard"><text:s text:c="7"/></text:p>
      <text:p text:style-name="Standard"><text:s text:c="4"/>&lt;/style&gt;</text:p>
      <text:p text:style-name="Standard">&lt;/head&gt;</text:p>
      <text:p text:style-name="Standard">&lt;body&gt;</text:p>
      <text:p text:style-name="Standard"><text:s text:c="4"/>&lt;h1&gt;Greeting Card&lt;/h1&gt;</text:p>
      <text:p text:style-name="Standard"><text:s text:c="4"/>&lt;hr&gt;</text:p>
      <text:p text:style-name="Standard"><text:s text:c="4"/>&lt;canvas width="300" height="300"&gt;&lt;/canvas&gt;</text:p>
      <text:p text:style-name="Standard"><text:s text:c="4"/>&lt;script&gt;</text:p>
      <text:p text:style-name="Standard"><text:s text:c="8"/>var can = document.getElementsByTagName("canvas")[0];</text:p>
      <text:p text:style-name="Standard"><text:s text:c="8"/>var ctx = can.getContext("2d");</text:p>
      <text:p text:style-name="Standard"><text:s text:c="4"/></text:p>
      <text:p text:style-name="Standard"><text:s text:c="8"/>ctx.lineTo(75,75);</text:p>
      <text:p text:style-name="Standard"><text:s text:c="8"/>ctx.lineTo(150,225);</text:p>
      <text:p text:style-name="Standard"><text:s text:c="8"/>ctx.lineTo(225,75);</text:p>
      <text:p text:style-name="Standard"><text:s text:c="8"/>ctx.lineTo(40,170);</text:p>
      <text:p text:style-name="Standard"><text:s text:c="8"/>ctx.lineTo(260,170);</text:p>
      <text:p text:style-name="Standard"><text:s text:c="8"/>ctx.lineTo(75,75);</text:p>
      <text:p text:style-name="Standard"><text:s text:c="8"/>ctx.stroke();</text:p>
      <text:p text:style-name="Standard"/>
      <text:p text:style-name="Standard"><text:s text:c="4"/>&lt;/script&gt;</text:p>
      <text:p text:style-name="Standard"><text:s text:c="4"/>&lt;br&gt;</text:p>
      <text:p text:style-name="Standard"><text:s text:c="4"/>&lt;br&gt;</text:p>
      <text:p text:style-name="Standard">&lt;label for="Date of Birth"&gt;</text:p>
      <text:p text:style-name="Standard"><text:s text:c="4"/>Enter the date:</text:p>
      <text:p text:style-name="Standard"><text:s text:c="4"/>&lt;input type="date" name="date"&gt;</text:p>
      <text:p text:style-name="Standard">&lt;/label&gt;</text:p>
      <text:p text:style-name="Standard"><text:s text:c="4"/>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05:02:55.641875962</meta:creation-date>
    <dc:date>2022-03-03T05:04:29.473729861</dc:date>
    <meta:editing-duration>PT1M34S</meta:editing-duration>
    <meta:editing-cycles>1</meta:editing-cycles>
    <meta:document-statistic meta:table-count="0" meta:image-count="0" meta:object-count="0" meta:page-count="1" meta:paragraph-count="43" meta:word-count="65" meta:character-count="877" meta:non-whitespace-character-count="647"/>
    <meta:generator>LibreOffice/6.4.7.2$Linux_X86_64 LibreOffice_project/40$Build-2</meta:generator>
  </office:meta>
</office:document-meta>
</file>